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color="#33a3a3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X43Y X44Y X45Y X46Y X47Y X48Y X49Y X50Y X51Y X52Y X53Y X54Y X55Y X56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X0Y <text:span text:style-name="T1">X1Y</text:span> X2Y X3Y X4Y X5Y X6Y X7Y X8Y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X17Y X18Y X19Y X20Y X21Y X22Y <text:span text:style-name="T2">X23Y</text:span> X24Y X25Y X26Y X27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X76Y X77Y X78Y X79Y X80Y X81Y X82Y X83Y X84Y X85Y X86Y X87Y X88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X9Y X10Y X11Y X12Y X13Y X14Y X15Y X16Y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X28Y X29Y X30Y X31Y X32Y X33Y X34Y X35Y X36Y X37Y X38Y X39Y X40Y X41Y X42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X89Y X90Y X91Y X92Y X93Y X94Y X95Y X96Y X97Y X98Y X99Y X100Y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X57Y X58Y X59Y X60Y X61Y X62Y X63Y X64Y X65Y X66Y X67Y X68Y X69Y X70Y X71Y X72Y X73Y X74Y X75Y 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9">19/05/2008</text:date>, <text:time>13:4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8-05-19T13:43:50</meta:creation-date>
    <dc:date>2008-05-19T13:47:15</dc:date>
    <meta:editing-cycles>2</meta:editing-cycles>
    <meta:editing-duration>PT3M25S</meta:editing-duration>
    <meta:user-defined meta:name="Info 1"/>
    <meta:user-defined meta:name="Info 2"/>
    <meta:user-defined meta:name="Info 3"/>
    <meta:user-defined meta:name="Info 4"/>
    <meta:document-statistic meta:table-count="3" meta:cell-count="8"/>
  </office:meta>
</office:document-meta>
</file>